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ucidaGrande" svg:font-family="LucidaGrande" style:font-family-generic="roman"/>
    <style:font-face style:name="Lucida Sans1" svg:font-family="'Lucida Sans'" style:font-family-generic="swiss"/>
    <style:font-face style:name="Gotham Narrow" svg:font-family="'Gotham Narrow'" style:font-pitch="variable"/>
    <style:font-face style:name="Helvetica Neue" svg:font-family="'Helvetica Neue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Lucida Sans" svg:font-family="'Lucida Sans'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style style:name="P2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P3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officeooo:rsid="000ff656" officeooo:paragraph-rsid="00135744"/>
    </style:style>
    <style:style style:name="P4" style:family="paragraph">
      <style:paragraph-properties fo:margin-top="0in" fo:margin-bottom="0in"/>
      <style:text-properties style:font-name="Helvetica1" fo:font-size="10pt" style:font-size-asian="10pt" style:font-size-complex="10pt"/>
    </style:style>
    <style:style style:name="P5" style:family="paragraph">
      <style:paragraph-properties fo:margin-top="0in" fo:margin-bottom="0in"/>
      <style:text-properties fo:color="#0084d1" style:font-name="Helvetica1" fo:font-size="11pt" fo:font-weight="bold" style:font-size-asian="11pt" style:font-weight-asian="bold" style:font-size-complex="11pt" style:font-weight-complex="bold"/>
    </style:style>
    <style:style style:name="P6" style:family="paragraph">
      <style:paragraph-properties fo:margin-top="0in" fo:margin-bottom="0in"/>
      <style:text-properties fo:color="#000000" style:font-name="Helvetica1" fo:font-size="11pt" fo:font-weight="normal" style:font-size-asian="11pt" style:font-weight-asian="normal" style:font-size-complex="11pt" style:font-weight-complex="normal"/>
    </style:style>
    <style:style style:name="P7" style:family="paragraph">
      <style:paragraph-properties fo:margin-top="0in" fo:margin-bottom="0in"/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P8" style:family="paragraph">
      <style:paragraph-properties fo:margin-top="0in" fo:margin-bottom="0in"/>
      <style:text-properties style:font-name="Helvetica1" fo:font-size="9pt" style:font-size-asian="9pt" style:font-size-complex="9pt"/>
    </style:style>
    <style:style style:name="P9" style:family="paragraph">
      <style:paragraph-properties fo:margin-top="0in" fo:margin-bottom="0in" fo:text-align="center"/>
      <style:text-properties style:font-name="Helvetica1" fo:font-size="9pt" fo:font-weight="bold" style:font-size-asian="9pt" style:font-weight-asian="bold" style:font-size-complex="9pt" style:font-weight-complex="bold"/>
    </style:style>
    <style:style style:name="P10" style:family="paragraph">
      <style:text-properties style:font-name="Helvetica" fo:font-size="9pt" style:font-size-asian="9pt" style:font-size-complex="9pt"/>
    </style:style>
    <style:style style:name="P11" style:family="paragraph">
      <style:paragraph-properties fo:text-align="center"/>
    </style:style>
    <style:style style:name="P12" style:family="paragraph">
      <style:paragraph-properties fo:margin-top="0in" fo:margin-bottom="0in"/>
      <style:text-properties fo:color="#000000" style:font-name="Helvetica1" fo:font-size="11pt" fo:font-weight="bold" style:font-size-asian="11pt" style:font-weight-asian="bold" style:font-size-complex="11pt" style:font-weight-complex="bold"/>
    </style:style>
    <style:style style:name="P13" style:family="paragraph">
      <style:paragraph-properties fo:margin-top="0in" fo:margin-bottom="0in"/>
      <style:text-properties fo:color="#000000" style:font-name="Helvetica1" fo:font-size="10pt" style:font-size-asian="10pt" style:font-size-complex="10pt"/>
    </style:style>
    <style:style style:name="P14" style:family="paragraph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P15" style:family="paragraph">
      <style:text-properties style:font-name="Helvetica1" fo:font-size="12pt"/>
    </style:style>
    <style:style style:name="P16" style:family="paragraph">
      <style:paragraph-properties fo:margin-top="0in" fo:margin-bottom="0in"/>
      <style:text-properties style:font-name="Helvetica1" fo:font-size="12pt"/>
    </style:style>
    <style:style style:name="P17" style:family="paragraph">
      <style:paragraph-properties fo:margin-top="0in" fo:margin-bottom="0in"/>
      <style:text-properties style:font-name="Helvetica1" fo:font-size="9pt" fo:font-style="italic" style:font-size-asian="9pt" style:font-style-asian="italic" style:font-size-complex="9pt" style:font-style-complex="italic"/>
    </style:style>
    <style:style style:name="P18" style:family="paragraph">
      <style:text-properties fo:font-style="italic" style:font-style-asian="italic" style:font-style-complex="italic"/>
    </style:style>
    <style:style style:name="P19" style:family="paragraph">
      <style:text-properties fo:color="#808080" style:font-name="Helvetica" fo:font-size="9pt" fo:font-style="italic" style:font-size-asian="9pt" style:font-style-asian="italic" style:font-size-complex="9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style:font-name="Helvetica1" fo:font-size="10pt" style:font-size-asian="10pt" style:font-size-complex="10pt"/>
    </style:style>
    <style:style style:name="T3" style:family="text">
      <style:text-properties fo:color="#0084d1" style:font-name="Helvetica1" fo:font-size="10pt" fo:font-weight="bold" style:font-size-asian="10pt" style:font-weight-asian="bold" style:font-size-complex="10pt" style:font-weight-complex="bold"/>
    </style:style>
    <style:style style:name="T4" style:family="text">
      <style:text-properties fo:color="#000000" style:font-name="Helvetica1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Helvetica1" fo:font-size="9pt" style:font-size-asian="9pt" style:font-size-complex="9pt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style:font-name="Helvetica" fo:font-size="9pt" style:font-size-asian="9pt" style:font-size-complex="9pt"/>
    </style:style>
    <style:style style:name="T8" style:family="text">
      <style:text-properties fo:color="#000000" style:font-name="Helvetica1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950e" style:font-name="Helvetica" fo:font-size="13pt" fo:font-weight="bold" style:font-size-asian="13pt" style:font-weight-asian="bold" style:font-size-complex="13pt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808080" style:font-name="Helvetica" fo:font-size="9pt" fo:font-style="italic" style:font-size-asian="9pt" style:font-style-asian="italic" style:font-size-complex="9pt" style:font-style-complex="italic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1984in" style:run-through="foreground"/>
    </style:style>
    <style:style style:name="gr3" style:family="graphic">
      <style:graphic-properties draw:stroke="none" svg:stroke-color="#000000" draw:fill="none" draw:fill-color="#ffffff" fo:min-height="0.18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7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tyle:run-through="foreground"/>
    </style:style>
    <style:style style:name="gr6" style:family="graphic">
      <style:graphic-properties draw:stroke="none" draw:fill="solid" draw:fill-color="#eeeeee" draw:textarea-horizontal-align="center" draw:textarea-vertical-align="middle" style:run-through="foreground"/>
    </style:style>
    <style:style style:name="gr7" style:family="graphic">
      <style:graphic-properties svg:stroke-color="#cccccc" draw:fill="none" draw:textarea-horizontal-align="center" draw:textarea-vertical-align="middle" style:run-through="foreground"/>
    </style:style>
    <style:style style:name="gr8" style:family="graphic">
      <style:graphic-properties draw:stroke="none" svg:stroke-color="#000000" draw:fill="none" draw:fill-color="#ffffff" fo:min-height="0.1528in" style:run-through="foreground"/>
    </style:style>
    <style:style style:name="gr9" style:family="graphic">
      <style:graphic-properties draw:stroke="none" svg:stroke-color="#000000" draw:fill="none" draw:fill-color="#ffffff" fo:min-height="0.2236in" style:run-through="foreground"/>
    </style:style>
    <style:style style:name="gr10" style:family="graphic">
      <style:graphic-properties draw:stroke="none" svg:stroke-color="#000000" draw:fill="none" draw:fill-color="#ffffff" fo:min-height="1.554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1" style:family="graphic">
      <style:graphic-properties draw:stroke="none" svg:stroke-color="#000000" draw:fill="none" draw:fill-color="#ffffff" fo:min-height="0.348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draw:stroke="none" svg:stroke-color="#000000" draw:fill="none" draw:fill-color="#ffffff" fo:min-height="0.386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0.1673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g text:anchor-type="paragraph" draw:z-index="3" draw:style-name="gr1"><draw:g draw:style-name="gr5"><draw:rect draw:style-name="gr6" draw:text-style-name="P11" svg:width="7.0449in" svg:height="0.9315in" svg:x="-0.0701in" svg:y="2.9339in"><text:p/></draw:rect><draw:rect draw:style-name="gr6" draw:text-style-name="P11" svg:width="7.0449in" svg:height="0.6039in" svg:x="-0.0701in" svg:y="4.5748in"><text:p/></draw:rect><draw:rect draw:style-name="gr7" draw:text-style-name="P11" svg:width="7.0343in" svg:height="2.9398in" svg:x="-0.0701in" svg:y="2.9339in"><text:p/></draw:rect></draw:g><draw:g draw:style-name="gr5"><draw:g draw:style-name="gr5"><draw:frame draw:style-name="gr2" draw:text-style-name="P13" svg:width="1.3189in" svg:height="0.1988in" svg:x="0.0181in" svg:y="3.465in"><draw:text-box><text:p text:style-name="P12"><text:span text:style-name="T8">Inclination</text:span></text:p></draw:text-box></draw:frame><draw:frame draw:style-name="gr8" draw:text-style-name="P12" svg:width="1.3189in" svg:height="0.1531in" svg:x="0.0181in" svg:y="3.3122in"><draw:text-box><text:p text:style-name="P12"><text:span text:style-name="T8">Measured Depth</text:span></text:p></draw:text-box></draw:frame><draw:frame draw:style-name="gr2" draw:text-style-name="P13" svg:width="1.3189in" svg:height="0.1988in" svg:x="0.0181in" svg:y="3.6319in"><draw:text-box><text:p text:style-name="P12"><text:span text:style-name="T8">North/South</text:span></text:p></draw:text-box></draw:frame><draw:frame draw:style-name="gr2" draw:text-style-name="P13" svg:width="1.3189in" svg:height="0.1988in" svg:x="3.5035in" svg:y="3.3122in"><draw:text-box><text:p text:style-name="P12"><text:span text:style-name="T8">True Vertical Depth</text:span></text:p></draw:text-box></draw:frame><draw:frame draw:style-name="gr2" draw:text-style-name="P13" svg:width="1.3189in" svg:height="0.1988in" svg:x="3.5035in" svg:y="3.4701in"><draw:text-box><text:p text:style-name="P12"><text:span text:style-name="T8">Azimuth</text:span></text:p></draw:text-box></draw:frame><draw:frame draw:style-name="gr2" draw:text-style-name="P13" svg:width="1.3189in" svg:height="0.1988in" svg:x="3.5035in" svg:y="3.6228in"><draw:text-box><text:p text:style-name="P12"><text:span text:style-name="T8">East/West</text:span></text:p></draw:text-box></draw:frame><draw:frame draw:style-name="gr2" draw:text-style-name="P7" svg:width="1.3189in" svg:height="0.1988in" svg:x="1.5264in" svg:y="3.2957in"><draw:text-box><text:p text:style-name="P6"><text:span text:style-name="T4">[TIE_IN_MD]</text:span></text:p></draw:text-box></draw:frame><draw:frame draw:style-name="gr2" draw:text-style-name="P7" svg:width="1.3189in" svg:height="0.1988in" svg:x="1.5264in" svg:y="3.4504in"><draw:text-box><text:p text:style-name="P6"><text:span text:style-name="T4">[TIE_IN_INC]</text:span></text:p></draw:text-box></draw:frame><draw:frame draw:style-name="gr2" draw:text-style-name="P7" svg:width="1.3189in" svg:height="0.1988in" svg:x="1.5264in" svg:y="3.6201in"><draw:text-box><text:p text:style-name="P6"><text:span text:style-name="T4">[TIE_IN_NS]</text:span></text:p></draw:text-box></draw:frame><draw:frame draw:style-name="gr2" draw:text-style-name="P7" svg:width="1.3189in" svg:height="0.1988in" svg:x="4.9953in" svg:y="3.2929in"><draw:text-box><text:p text:style-name="P6"><text:span text:style-name="T4">[TIE_IN_TVD]</text:span></text:p></draw:text-box></draw:frame><draw:frame draw:style-name="gr2" draw:text-style-name="P7" svg:width="1.3189in" svg:height="0.1988in" svg:x="4.9953in" svg:y="3.4484in"><draw:text-box><text:p text:style-name="P6"><text:span text:style-name="T4">[TIE_IN_AZI]</text:span></text:p></draw:text-box></draw:frame><draw:frame draw:style-name="gr2" draw:text-style-name="P7" svg:width="1.3189in" svg:height="0.1988in" svg:x="4.9953in" svg:y="3.6228in"><draw:text-box><text:p text:style-name="P6"><text:span text:style-name="T4">[TIE_IN_EW]</text:span></text:p></draw:text-box></draw:frame><draw:frame draw:style-name="gr9" draw:text-style-name="P14" svg:width="1.4094in" svg:height="0.224in" svg:x="0.0272in" svg:y="3.0311in"><draw:text-box><text:p><text:span text:style-name="T9">TIE-IN</text:span></text:p></draw:text-box></draw:frame></draw:g><draw:g draw:style-name="gr5"><draw:g draw:style-name="gr5"><draw:frame draw:style-name="gr2" draw:text-style-name="P13" svg:width="0.9213in" svg:height="0.1988in" svg:x="0.0181in" svg:y="4.3193in"><draw:text-box><text:p text:style-name="P12"><text:span text:style-name="T8">Depth</text:span></text:p></draw:text-box></draw:frame><draw:frame draw:style-name="gr2" draw:text-style-name="P7" svg:width="0.9094in" svg:height="0.1988in" svg:x="1.0244in" svg:y="4.3028in"><draw:text-box><text:p text:style-name="P6"><text:span text:style-name="T4">[D1]</text:span></text:p></draw:text-box></draw:frame><draw:frame draw:style-name="gr2" draw:text-style-name="P13" svg:width="0.9213in" svg:height="0.1988in" svg:x="2.1283in" svg:y="4.322in"><draw:text-box><text:p text:style-name="P12"><text:span text:style-name="T8">Inclination</text:span></text:p></draw:text-box></draw:frame><draw:frame draw:style-name="gr2" draw:text-style-name="P7" svg:width="0.9094in" svg:height="0.1988in" svg:x="3.1346in" svg:y="4.3055in"><draw:text-box><text:p text:style-name="P6"><text:span text:style-name="T4">[INC1]</text:span></text:p></draw:text-box></draw:frame><draw:frame draw:style-name="gr2" draw:text-style-name="P13" svg:width="0.9213in" svg:height="0.1988in" svg:x="4.5846in" svg:y="4.3295in"><draw:text-box><text:p text:style-name="P12"><text:span text:style-name="T8">Azimuth</text:span></text:p></draw:text-box></draw:frame><draw:frame draw:style-name="gr2" draw:text-style-name="P7" svg:width="0.9094in" svg:height="0.1988in" svg:x="5.5909in" svg:y="4.313in"><draw:text-box><text:p text:style-name="P6"><text:span text:style-name="T4">[AZI1]</text:span></text:p></draw:text-box></draw:frame></draw:g><draw:frame draw:style-name="gr9" draw:text-style-name="P14" svg:width="1.4094in" svg:height="0.224in" svg:x="0.0272in" svg:y="4.0228in"><draw:text-box><text:p><text:span text:style-name="T9">First Survey</text:span></text:p></draw:text-box></draw:frame></draw:g><draw:g draw:style-name="gr5"><draw:g draw:style-name="gr5"><draw:frame draw:style-name="gr2" draw:text-style-name="P13" svg:width="0.9213in" svg:height="0.1988in" svg:x="0.0181in" svg:y="4.9547in"><draw:text-box><text:p text:style-name="P12"><text:span text:style-name="T8">Depth</text:span></text:p></draw:text-box></draw:frame><draw:frame draw:style-name="gr2" draw:text-style-name="P7" svg:width="0.9094in" svg:height="0.1988in" svg:x="1.0244in" svg:y="4.9382in"><draw:text-box><text:p text:style-name="P6"><text:span text:style-name="T4">[D2]</text:span></text:p></draw:text-box></draw:frame><draw:frame draw:style-name="gr2" draw:text-style-name="P13" svg:width="0.9213in" svg:height="0.1988in" svg:x="2.1283in" svg:y="4.9575in"><draw:text-box><text:p text:style-name="P12"><text:span text:style-name="T8">Inclination</text:span></text:p></draw:text-box></draw:frame><draw:frame draw:style-name="gr2" draw:text-style-name="P7" svg:width="0.9094in" svg:height="0.1988in" svg:x="3.1346in" svg:y="4.9409in"><draw:text-box><text:p text:style-name="P6"><text:span text:style-name="T4">[INC2]</text:span></text:p></draw:text-box></draw:frame><draw:frame draw:style-name="gr2" draw:text-style-name="P13" svg:width="0.9213in" svg:height="0.1988in" svg:x="4.5846in" svg:y="4.965in"><draw:text-box><text:p text:style-name="P12"><text:span text:style-name="T8">Azimuth</text:span></text:p></draw:text-box></draw:frame><draw:frame draw:style-name="gr2" draw:text-style-name="P7" svg:width="0.9094in" svg:height="0.1988in" svg:x="5.5909in" svg:y="4.9484in"><draw:text-box><text:p text:style-name="P6"><text:span text:style-name="T4">[AZI2]</text:span></text:p></draw:text-box></draw:frame></draw:g><draw:frame draw:style-name="gr9" draw:text-style-name="P14" svg:width="1.4094in" svg:height="0.224in" svg:x="0.0272in" svg:y="4.6583in"><draw:text-box><text:p><text:span text:style-name="T9">Last Survey</text:span></text:p></draw:text-box></draw:frame></draw:g><draw:g draw:style-name="gr5"><draw:g draw:style-name="gr5"><draw:frame draw:style-name="gr2" draw:text-style-name="P13" svg:width="0.9213in" svg:height="0.1988in" svg:x="0.0181in" svg:y="5.615in"><draw:text-box><text:p text:style-name="P12"><text:span text:style-name="T8">Depth</text:span></text:p></draw:text-box></draw:frame><draw:frame draw:style-name="gr2" draw:text-style-name="P7" svg:width="0.9094in" svg:height="0.1988in" svg:x="1.0244in" svg:y="5.5984in"><draw:text-box><text:p text:style-name="P6"><text:span text:style-name="T4">[D3]</text:span></text:p></draw:text-box></draw:frame><draw:frame draw:style-name="gr2" draw:text-style-name="P13" svg:width="0.9213in" svg:height="0.1988in" svg:x="2.1283in" svg:y="5.6177in"><draw:text-box><text:p text:style-name="P12"><text:span text:style-name="T8">Inclination</text:span></text:p></draw:text-box></draw:frame><draw:frame draw:style-name="gr2" draw:text-style-name="P7" svg:width="0.9094in" svg:height="0.1988in" svg:x="3.1346in" svg:y="5.6012in"><draw:text-box><text:p text:style-name="P6"><text:span text:style-name="T4">[INC3]</text:span></text:p></draw:text-box></draw:frame><draw:frame draw:style-name="gr2" draw:text-style-name="P13" svg:width="0.9213in" svg:height="0.1988in" svg:x="4.5846in" svg:y="5.6256in"><draw:text-box><text:p text:style-name="P12"><text:span text:style-name="T8">Azimuth</text:span></text:p></draw:text-box></draw:frame><draw:frame draw:style-name="gr2" draw:text-style-name="P7" svg:width="0.9094in" svg:height="0.1988in" svg:x="5.5909in" svg:y="5.6091in"><draw:text-box><text:p text:style-name="P6"><text:span text:style-name="T4">[AZI3]</text:span></text:p></draw:text-box></draw:frame></draw:g><draw:frame draw:style-name="gr9" draw:text-style-name="P14" svg:width="2.7189in" svg:height="0.224in" svg:x="0.0272in" svg:y="5.3185in"><draw:text-box><text:p><text:span text:style-name="T9">Projected TD Survey</text:span></text:p></draw:text-box></draw:frame></draw:g></draw:g></draw:g><draw:g text:anchor-type="paragraph" draw:z-index="0" draw:style-name="gr1"><draw:frame draw:style-name="gr2" draw:text-style-name="P4" svg:width="1.8732in" svg:height="0.1988in" svg:x="1.5189in" svg:y="1.5083in"><draw:text-box><text:p text:style-name="P4"><text:span text:style-name="T2">[JOB_NUMBER]</text:span></text:p></draw:text-box></draw:frame><draw:frame draw:style-name="gr2" draw:text-style-name="P4" svg:width="1.8732in" svg:height="0.1988in" svg:x="1.5189in" svg:y="1.6803in"><draw:text-box><text:p text:style-name="P4"><text:span text:style-name="T2">[API_NUMBER]</text:span></text:p></draw:text-box></draw:frame><draw:frame draw:style-name="gr2" draw:text-style-name="P4" svg:width="1.8732in" svg:height="0.1988in" svg:x="1.5189in" svg:y="1.8394in"><draw:text-box><text:p text:style-name="P4"><text:span text:style-name="T2">[WELL_NAME]</text:span></text:p></draw:text-box></draw:frame><draw:frame draw:style-name="gr2" draw:text-style-name="P4" svg:width="1.8732in" svg:height="0.1988in" svg:x="5.0079in" svg:y="1.4902in"><draw:text-box><text:p text:style-name="P4"><text:span text:style-name="T2">[CLIENT]</text:span></text:p></draw:text-box></draw:frame><draw:frame draw:style-name="gr2" draw:text-style-name="P4" svg:width="1.8732in" svg:height="0.1988in" svg:x="5.0079in" svg:y="1.6764in"><draw:text-box><text:p text:style-name="P4"><text:span text:style-name="T2">[COUNTY]</text:span></text:p></draw:text-box></draw:frame><draw:frame draw:style-name="gr2" draw:text-style-name="P4" svg:width="1.8732in" svg:height="0.1988in" svg:x="1.5189in" svg:y="2.1165in"><draw:text-box><text:p text:style-name="P4"><text:span text:style-name="T2">[JOB_TYPE]</text:span></text:p></draw:text-box></draw:frame><draw:frame draw:style-name="gr2" draw:text-style-name="P4" svg:width="1.8732in" svg:height="0.1988in" svg:x="5.0043in" svg:y="2.1138in"><draw:text-box><text:p text:style-name="P4"><text:span text:style-name="T2">[VS_AZIMUTH]</text:span></text:p></draw:text-box></draw:frame><draw:frame draw:style-name="gr2" draw:text-style-name="P4" svg:width="1.8732in" svg:height="0.1988in" svg:x="5.0043in" svg:y="2.2811in"><draw:text-box><text:p text:style-name="P4"><text:span text:style-name="T2">[NORTH_TYPE]</text:span></text:p></draw:text-box></draw:frame><draw:frame draw:style-name="gr2" draw:text-style-name="P4" svg:width="1.3189in" svg:height="0.1988in" svg:x="0.0181in" svg:y="1.4929in"><draw:text-box><text:p text:style-name="P5"><text:span text:style-name="T3">Job Number</text:span></text:p></draw:text-box></draw:frame><draw:frame draw:style-name="gr2" draw:text-style-name="P4" svg:width="1.3189in" svg:height="0.1988in" svg:x="3.5154in" svg:y="1.5047in"><draw:text-box><text:p text:style-name="P5"><text:span text:style-name="T3">Client</text:span></text:p></draw:text-box></draw:frame><draw:frame draw:style-name="gr2" draw:text-style-name="P4" svg:width="1.3189in" svg:height="0.1988in" svg:x="0.0181in" svg:y="1.6575in"><draw:text-box><text:p text:style-name="P5"><text:span text:style-name="T3">API Number</text:span></text:p></draw:text-box></draw:frame><draw:frame draw:style-name="gr2" draw:text-style-name="P4" svg:width="1.3189in" svg:height="0.1988in" svg:x="3.5201in" svg:y="1.6811in"><draw:text-box><text:p text:style-name="P5"><text:span text:style-name="T3">County/State</text:span></text:p></draw:text-box></draw:frame><draw:frame draw:style-name="gr2" draw:text-style-name="P4" svg:width="1.3189in" svg:height="0.1988in" svg:x="0.0181in" svg:y="1.8358in"><draw:text-box><text:p text:style-name="P5"><text:span text:style-name="T3">Well Name</text:span></text:p></draw:text-box></draw:frame><draw:frame draw:style-name="gr2" draw:text-style-name="P7" svg:width="1.3189in" svg:height="0.1988in" svg:x="0.0181in" svg:y="2.1331in"><draw:text-box><text:p text:style-name="P6"><text:span text:style-name="T4">Survey Type</text:span></text:p></draw:text-box></draw:frame><draw:frame draw:style-name="gr2" draw:text-style-name="P7" svg:width="1.3189in" svg:height="0.1988in" svg:x="3.5118in" svg:y="2.1303in"><draw:text-box><text:p text:style-name="P6"><text:span text:style-name="T4">Proposed Direction</text:span></text:p></draw:text-box></draw:frame><draw:frame draw:style-name="gr2" draw:text-style-name="P7" svg:width="1.3189in" svg:height="0.1988in" svg:x="0.0181in" svg:y="2.3047in"><draw:text-box><text:p text:style-name="P6"><text:span text:style-name="T4">Total Correction</text:span></text:p></draw:text-box></draw:frame><draw:frame draw:style-name="gr2" draw:text-style-name="P7" svg:width="1.3189in" svg:height="0.1988in" svg:x="3.5118in" svg:y="2.2882in"><draw:text-box><text:p text:style-name="P6"><text:span text:style-name="T4">North Type</text:span></text:p></draw:text-box></draw:frame><draw:frame draw:style-name="gr2" draw:text-style-name="P4" svg:width="1.8732in" svg:height="0.1988in" svg:x="1.5189in" svg:y="2.2886in"><draw:text-box><text:p text:style-name="P4"><text:span text:style-name="T2">[CORRECTION]</text:span></text:p></draw:text-box></draw:frame></draw:g><draw:frame text:anchor-type="paragraph" draw:z-index="6" draw:style-name="gr12" draw:text-style-name="P18" svg:width="6.9579in" svg:height="0.3862in" svg:x="-0.0228in" svg:y="8.3756in"><draw:text-box><text:p text:style-name="P17"><text:span text:style-name="T10">A certified plat on which the bottom-hole location is oriented to the surface location is attached to the survey report. <text:s/>If any other information is required, please contact the undersigned at the letterhead address and phone number.</text:span></text:p></draw:text-box></draw:frame><draw:frame text:anchor-type="paragraph" draw:z-index="5" draw:style-name="gr11" draw:text-style-name="P4" svg:width="7.0587in" svg:height="0.3488in" svg:x="-0.0528in" svg:y="6.3043in"><draw:text-box><text:p text:style-name="P4">MWD Supervisors: [NAMES]</text:p></draw:text-box></draw:frame><draw:frame text:anchor-type="paragraph" draw:z-index="4" draw:style-name="gr10" draw:text-style-name="P8" svg:width="7.0453in" svg:height="1.5551in" svg:x="-0.0516in" svg:y="6.761in"><draw:text-box><text:p text:style-name="P8">TO THE BEST OF MY KNOWLEDGE I CERTIFY THIS SURVEY DATA TO BE TRUE AND CORRECT.</text:p><text:p text:style-name="P15">[NAME]</text:p><text:p text:style-name="P15"/><text:p text:style-name="P15"/><text:p text:style-name="P16">_____________________________</text:p><text:p text:style-name="P15">[NAME]</text:p><text:p text:style-name="P16">[TITLE]</text:p><text:p text:style-name="P8">[COMPANY]</text:p></draw:text-box></draw:frame><draw:frame text:anchor-type="paragraph" draw:z-index="2" draw:style-name="gr4" draw:text-style-name="P10" svg:width="6.8961in" svg:height="0.7205in" svg:x="0.0102in" svg:y="0.1756in"><draw:text-box><text:p text:style-name="P10"><text:span text:style-name="T7">[DATE]</text:span><text:span text:style-name="T7"><text:tab/></text:span></text:p><text:p text:style-name="P10"><text:span text:style-name="T7">Railroad Commission of Texas</text:span></text:p><text:p text:style-name="P10"><text:span text:style-name="T7">Oil and Gas Division</text:span><text:span text:style-name="T7"><text:tab/></text:span><text:span text:style-name="T7">P.O.Box 12967</text:span></text:p><text:p text:style-name="P10"><text:span text:style-name="T7">Capitol Station</text:span><text:span text:style-name="T7"><text:tab/></text:span><text:span text:style-name="T7"><text:tab/></text:span><text:span text:style-name="T7">Austin TX, 78711</text:span></text:p></draw:text-box></draw:frame><draw:frame text:anchor-type="paragraph" draw:z-index="1" draw:style-name="gr3" draw:text-style-name="P8" svg:width="6.9213in" svg:height="0.376in" svg:x="0.0189in" svg:y="0.8957in"><draw:text-box><text:p text:style-name="P8"><text:span text:style-name="T5">Enclosed, please find the original and one copy of the surveys performed on the referenced well by [COMPANY] (Operator No. [OP_NO]) supervised by [NAME]. <text:s/>Other information required by your office is as follows:</text:span></text:p><text:p text:style-name="P9"><text:span text:style-name="T6"/></text:p></draw:text-box></draw:frame><draw:frame text:anchor-type="paragraph" draw:z-index="7" draw:style-name="gr13" draw:text-style-name="P19" svg:width="1.3433in" svg:height="0.1677in" svg:x="1.1957in" svg:y="4.0563in"><draw:text-box><text:p text:style-name="P19"><text:span text:style-name="T11">([DATE1])</text:span></text:p></draw:text-box></draw:frame><draw:frame text:anchor-type="paragraph" draw:z-index="8" draw:style-name="gr13" draw:text-style-name="P19" svg:width="1.3433in" svg:height="0.1677in" svg:x="1.1543in" svg:y="4.6835in"><draw:text-box><text:p text:style-name="P19"><text:span text:style-name="T11">([DATE2])</text:span></text:p></draw:text-box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ucidaGrande" svg:font-family="LucidaGrande" style:font-family-generic="roman"/>
    <style:font-face style:name="Lucida Sans1" svg:font-family="'Lucida Sans'" style:font-family-generic="swiss"/>
    <style:font-face style:name="Gotham Narrow" svg:font-family="'Gotham Narrow'" style:font-pitch="variable"/>
    <style:font-face style:name="Helvetica Neue" svg:font-family="'Helvetica Neue'" style:font-pitch="variable"/>
    <style:font-face style:name="SimSun1" svg:font-family="SimSu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Helvetica1" svg:font-family="Helvetica, Arial" style:font-family-generic="swiss" style:font-pitch="variable"/>
    <style:font-face style:name="Lucida Sans" svg:font-family="'Lucida Sans'" style:font-family-generic="swiss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2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in" fo:margin-bottom="0in" style:contextual-spacing="false" fo:text-align="end" style:justify-single-word="false"/>
      <style:text-properties style:font-name="Helvetica" fo:font-size="10pt" officeooo:rsid="000ccf10" officeooo:paragraph-rsid="000df7c9" style:font-size-asian="10pt" style:font-size-complex="10pt"/>
    </style:style>
    <style:style style:name="MP2" style:family="paragraph" style:parent-style-name="Standard">
      <style:paragraph-properties fo:margin-top="0in" fo:margin-bottom="0in" style:contextual-spacing="false" fo:text-align="start" style:justify-single-word="false"/>
      <style:text-properties fo:color="#000000" style:font-name="Helvetica" fo:font-size="12pt" officeooo:rsid="00137da2" officeooo:paragraph-rsid="0014fdfa" style:font-size-asian="12pt" style:font-size-complex="10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[ADDRESS_1]</text:p>
        <text:p text:style-name="MP1">[ADDRESS_2]</text:p>
      </style:header>
      <style:footer>
        <text:p text:style-name="MP2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9:03:00.654862000</meta:creation-date>
    <dc:date>2014-02-04T23:42:41.236639000</dc:date>
    <meta:editing-duration>PT3H55M50S</meta:editing-duration>
    <meta:editing-cycles>58</meta:editing-cycles>
    <meta:generator>LibreOffice/4.1.3.2$MacOSX_x86 LibreOffice_project/70feb7d99726f064edab4605a8ab840c50ec57a</meta:generator>
    <meta:document-statistic meta:table-count="0" meta:image-count="0" meta:object-count="0" meta:page-count="1" meta:paragraph-count="2" meta:word-count="2" meta:character-count="22" meta:non-whitespace-character-count="22"/>
  </office:meta>
</office:document-meta>
</file>